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0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ální" style:master-page-name="MPF0" style:family="paragraph">
      <style:paragraph-properties fo:margin-left="3.9375in">
        <style:tab-stops/>
      </style:paragraph-properties>
    </style:style>
    <style:style style:name="P5" style:parent-style-name="Normální" style:family="paragraph">
      <style:paragraph-properties fo:margin-left="3.9375in">
        <style:tab-stops/>
      </style:paragraph-properties>
    </style:style>
    <style:style style:name="TableColumn7" style:family="table-column">
      <style:table-column-properties style:column-width="0.6895in"/>
    </style:style>
    <style:style style:name="TableColumn8" style:family="table-column">
      <style:table-column-properties style:column-width="2.3652in"/>
    </style:style>
    <style:style style:name="TableColumn9" style:family="table-column">
      <style:table-column-properties style:column-width="2.8506in"/>
    </style:style>
    <style:style style:name="Table6" style:family="table">
      <style:table-properties style:width="5.9055in" fo:margin-left="0in" table:align="left"/>
    </style:style>
    <style:style style:name="TableRow10" style:family="table-row">
      <style:table-row-properties style:min-row-height="0.3395in"/>
    </style:style>
    <style:style style:name="TableCell11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2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3" style:family="table-cell">
      <style:table-cell-properties fo:border="none" style:writing-mode="lr-tb" fo:padding-top="0in" fo:padding-left="0in" fo:padding-bottom="0in" fo:padding-right="0in"/>
    </style:style>
    <style:style style:name="T14" style:parent-style-name="Standardnípísmoodstavce" style:family="text">
      <style:text-properties fo:language="en" fo:country="US"/>
    </style:style>
    <style:style style:name="T15" style:parent-style-name="Standardnípísmoodstavce" style:family="text">
      <style:text-properties fo:font-weight="bold" style:font-weight-asian="bold"/>
    </style:style>
    <style:style style:name="T16" style:parent-style-name="Standardnípísmoodstavce" style:family="text">
      <style:text-properties fo:font-weight="bold" style:font-weight-asian="bold"/>
    </style:style>
    <style:style style:name="P17" style:parent-style-name="Základnítext" style:family="paragraph">
      <style:text-properties fo:background-color="#FFFF00"/>
    </style:style>
    <style:style style:name="P18" style:parent-style-name="Základnítext" style:family="paragraph">
      <style:text-properties fo:background-color="#FFFF00"/>
    </style:style>
    <style:style style:name="P19" style:parent-style-name="Základnítext" style:family="paragraph">
      <style:text-properties fo:background-color="#FFFF00"/>
    </style:style>
  </office:automatic-styles>
  <office:body>
    <office:text text:use-soft-page-breaks="true">
      <text:p text:style-name="P1"/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Normální">Sp. zn.</text:p>
            <text:p text:style-name="Normální">Č. j.</text:p>
            <text:p text:style-name="Normální">Datum</text:p>
          </table:table-cell>
          <table:table-cell table:style-name="TableCell12">
            <text:p text:style-name="Normální">K 106 26/2020</text:p>
            <text:p text:style-name="Normální">KVOP-15436/2020</text:p>
            <text:p text:style-name="Normální">20. dubna<text:s/>2020</text:p>
          </table:table-cell>
          <table:table-cell table:style-name="TableCell13">
            <text:p text:style-name="Normální">Vážená paní</text:p>
            <text:p text:style-name="Normální">L. V.</text:p>
            <text:p text:style-name="Normální"/>
            <text:p text:style-name="Normální"/>
            <text:p text:style-name="Normální"/>
            <text:p text:style-name="Normální">e-mail:<text:s/></text:p>
          </table:table-cell>
        </table:table-row>
      </table:table>
      <text:h text:style-name="Nadpis1" text:outline-level="1"/>
      <text:h text:style-name="Nadpis1" text:outline-level="1"/>
      <text:h text:style-name="Nadpis1" text:outline-level="1">Sdělení o poskytnutí informace</text:h>
      <text:p text:style-name="Základnítext">Vážená paní V.,<text:s/></text:p>
      <text:p text:style-name="Základnítext">dne 9. 4. 2020 byla do Kanceláře veřejného ochránce práv doručena Vaše žádost podle zákona č. 106/1999 Sb., o svobodném přístupu k informacím, ve znění pozdějších předpisů, kterou žádáte o informaci:</text:p>
      <text:p text:style-name="Základnítext">„kdy schválil veřejný ochránce práv postupy Vazební věznice a ústavu pro výkon zabezpečovací detence Brno.“ Reagujete tím přitom na tiskovou zprávu Vazební věznice a ústavu pro výkon zabezpečovací detence Brno ze dne 7. 4. 2020 ve znění: „V souvislosti s pandemií COVID-19 se v první polovině března 2020 ve VVaÚpVZD Brno začala uskutečňovat výroba látkových roušek. V současné době se na ní podílí cca sedm odsouzených. Konkrétní příprava materiálu, který dodává zdejší oddělení logistiky, probíhá ve vězeňské prádelně, kde je vyčleněna místnost se čtyřmi šicími stroji a dalšími stroji a nářadím potřebným k výrobě. V současnosti za jednu pracovní směnu vyrobí odsouzení až 150 kusů roušek. Ty jsou distribuovány v první řadě pro všechny zaměstnance VVaÚpVZD Brno, brněnskou Justiční stráž, obviněné, odsouzené a chovance.<text:s/>Zdejší prádelna se též podílí na následné péči o použité roušky. Ty jsou dle přísných hygienických zásad centrálně sesbírány a při 90°C vyprány. Poté se zde přežehlují a následně opět distribuují dle potřeby. Část této práce zastávají také dva chovanci detenčního ústavu, kteří vyperou pravidelně až 100 roušek za jeden den pro odsouzené z venkovních i vnitřních pracovišť, včetně roušek pro chovance.<text:s/>Po zajištění potřebného počtu látkových roušek je možné také uvažovat o distribuci pro další instituce. Zbývá dodat, že kromě prvotní potřeby je zde naplňován i další z cílů výkonu trestu odnětí svobody, jako je uvědomění si důležitosti sociálních vztahů, aktivní přistup k utváření hodnot, postojů a potřeb, sociálních a pracovních návyků, případně i potřeba občanské sounáležitosti a pomoci.“<text:span text:style-name="Značkapozn.podčarou"><text:note text:note-class="footnote" text:id="_ftn0"><text:note-citation>1</text:note-citation><text:note-body><text:p text:style-name="Textpozn.podčarou"><text:s/>Dostupné online zde:<text:s/><text:a xlink:href="https://www.vscr.cz/vazebni-veznice-a-uvzd-brno/novinky/vyroba-rousek/" office:target-frame-name="_top" xlink:show="replace"><text:span text:style-name="Hypertextovýodkaz">https://www.vscr.cz/vazebni-veznice-a-uvzd-brno/novinky/vyroba-rousek/</text:span></text:a><text:s/><text:span text:style-name="T14">[cit. 17. 4. 2020].</text:span></text:p></text:note-body></text:note></text:span></text:p>
      <text:p text:style-name="Základnítext">Ve smyslu zákona o svobodném přístupu k informacím,<text:s/><text:span text:style-name="T15">se poskytují níže uvedené</text:span><text:s/><text:span text:style-name="T16">informace:</text:span></text:p>
      <text:soft-page-break/>
      <text:p text:style-name="Základnítext">Veřejný ochránce práv<text:s/>se výše popsaným postupem Vazební věznice a ústavu pro výkon zabezpečovací detence Brno dosud nezabýval. Kancelář veřejného ochránce práv v této souvislosti neeviduje žádný podnět.</text:p>
      <text:p text:style-name="Základnítext">Pro úplnost Vás informuji, že se zástupkyně veřejného ochránce práv Mgr. Monika Šimůnková obrátila 31. 3. 2020 na generálního ředitele Vězeňské služby ČR, aby se vyjádřil k tomu, jak jsou nastavena opatření související s COVID-19. Tato výzva však nesouvisí s Vaší žádostí o informaci. Obávám se současně, že veřejný ochránce práv není povolán a kompetentní k tomu posuzovat odbornou epidemiologickou a hygienickou stránku týkající se sterilizace roušek, na kterou narážíte.</text:p>
      <text:p text:style-name="P17"/>
      <text:p text:style-name="P18"/>
      <text:p text:style-name="P19"/>
      <text:p text:style-name="podpis">JUDr. Pavel Pořízek, Ph.D. v. r.</text:p>
      <text:p text:style-name="podpis">vedoucí Kanceláře veřejného ochránce práv</text:p>
      <text:p text:style-name="podpis">(podepsáno elektronicky)</text:p>
      <text:p text:style-name="podpis"/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top="0.3333in" fo:margin-bottom="0.1666in" fo:line-height="105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 fo:margin-top="0.25in" fo:line-height="105%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Značkapozn.podčarou" style:display-name="Značka pozn. pod čarou" style:family="text">
      <style:text-properties style:font-name="Calibri" fo:font-weight="bold" style:font-weight-asian="bold" fo:font-style="normal" style:font-style-asian="normal" style:text-line-through-type="none" fo:color="#008576" style:text-position="super 65.2%" fo:font-size="11.5pt" style:font-size-asian="11.5pt"/>
    </style:style>
    <style:style style:name="Hypertextovýodkaz" style:display-name="Hypertextový odkaz" style:family="text">
      <style:text-properties style:font-name="Calibri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font-weight="normal" style:font-weight-asian="normal" style:font-weight-complex="normal" fo:font-style="normal" style:font-style-asian="normal" style:font-style-complex="normal" style:text-line-through-type="none" fo:color="#808000" fo:font-size="11pt" style:font-size-asian="11pt" style:font-size-complex="11pt" style:text-underline-type="none"/>
    </style:style>
    <style:style style:name="Silné" style:display-name="Silné" style:family="text">
      <style:text-properties fo:font-weight="bold" style:font-weight-asian="bold" style:font-weight-complex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Nadpis5Char" style:display-name="Nadpis 5 Char" style:family="text">
      <style:text-properties style:font-name="Calibri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Zvýraznění" style:display-name="Zvýraznění" style:family="text">
      <style:text-properties fo:font-style="italic" style:font-style-asian="italic" style:font-style-complex="italic"/>
    </style:style>
    <style:style style:name="ZákladnítextChar" style:display-name="Základní text Char" style:family="text">
      <style:text-properties style:font-name="Calibri" fo:font-size="11.5pt" style:font-size-asian="11.5pt" style:font-size-complex="12pt"/>
    </style:style>
    <style:style style:name="Textpozn.podčarouChar" style:display-name="Text pozn. pod čarou Char" style:family="text">
      <style:text-properties style:font-name="Calibri" fo:font-size="9pt" style:font-size-asian="9pt" style:font-size-complex="9pt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Nadpis1Char" style:display-name="Nadpis 1 Char" style:family="text">
      <style:text-properties style:font-name="Calibri" fo:font-weight="bold" style:font-weight-asian="bold" fo:color="#008576" fo:font-size="12pt" style:font-size-asian="12pt" style:font-size-complex="13pt"/>
    </style:style>
    <style:style style:name="Seznam" style:display-name="Seznam" style:family="paragraph" style:parent-style-name="Normální" style:list-style-name="LFO16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hlavíChar" style:display-name="Záhlaví Char" style:family="text">
      <style:text-properties fo:font-size="12pt" style:font-size-asian="12pt" style:font-size-complex="12pt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>
      <style:text-properties fo:font-size="12pt" style:font-size-asian="12pt" style:font-size-complex="12pt"/>
    </style:style>
    <style:style style:name="Číslovanýseznam" style:display-name="Číslovaný seznam" style:family="paragraph" style:parent-style-name="Normální" style:list-style-name="LFO18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>
      <style:text-properties fo:font-size="8pt" style:font-size-asian="8pt" style:font-size-complex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/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>
      <style:text-properties fo:font-weight="bold" style:font-weight-asian="bold" style:font-weight-complex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>
      <style:text-properties style:font-name="Calibri" fo:font-size="11pt" style:font-size-asian="11pt" style:font-size-complex="12pt"/>
    </style:style>
    <style:style style:name="E" style:family="paragraph">
      <style:text-properties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style:font-name-asian="Calibri" fo:font-size="11pt" style:font-size-asian="11pt" style:font-size-complex="11pt" fo:hyphenate="false"/>
    </style:style>
    <style:style style:name="ProstýtextChar" style:display-name="Prostý text Char" style:family="text">
      <style:text-properties style:font-name="Calibri" style:font-name-asian="Calibri" fo:font-size="11pt" style:font-size-asian="11pt" style:font-size-complex="11pt"/>
    </style:style>
    <style:style style:name="Datum" style:display-name="Datum" style:family="paragraph" style:parent-style-name="Normální" style:next-style-name="Normální">
      <style:paragraph-properties fo:margin-left="3.9375in">
        <style:tab-stops/>
      </style:paragraph-properties>
      <style:text-properties fo:hyphenate="false"/>
    </style:style>
    <style:style style:name="DatumChar" style:display-name="Datum Char" style:family="text">
      <style:text-properties style:font-name="Calibri" fo:font-size="11.5pt" style:font-size-asian="11.5pt" style:font-size-complex="12pt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6LVL1" style:family="text">
      <style:text-properties fo:font-weight="bold" style:font-weight-asian="bold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13LVL1" style:family="text">
      <style:text-properties fo:font-size="12pt" style:font-size-asian="12pt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LFO16">
      <text:list-level-style-bullet text:level="1" text:style-name="WW_CharLFO1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emphasize="none"/>
    </style:style>
    <text:list-style style:name="LFO18">
      <text:list-level-style-number text:level="1" text:style-name="WW_CharLFO1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0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965in"/>
      </style:header-style>
      <style:footer-style>
        <style:header-footer-properties style:dynamic-spacing="true" fo:min-height="0.4923in"/>
      </style:footer-style>
    </style:page-layout>
    <style:style style:name="P2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3" style:parent-style-name="Standardnípísmoodstavce" style:family="text">
      <style:text-properties style:use-window-font-color="true"/>
    </style:style>
    <style:style style:name="P4" style:parent-style-name="Normální" style:family="paragraph">
      <style:paragraph-properties>
        <style:tab-stops>
          <style:tab-stop style:type="left" style:position="3.2034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2"><text:span text:style-name="T3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4"><draw:frame draw:z-index="251657728" draw:style-name="a0" draw:name="Obrázek 1" text:anchor-type="paragraph" svg:x="0.45278in" svg:y="0.45278in" svg:width="3.13403in" svg:height="0.57083in" style:rel-width="scale" style:rel-height="scale"><draw:image xlink:href="media/image1.jpeg" xlink:type="simple" xlink:show="embed" xlink:actuate="onLoad"/><svg:title/><svg:desc/></draw:frame></text:p>
      </style:header>
      <style:footer>
        <text:p text:style-name="kontakt">Kancelář veřejného ochránce práv, Údolní 39, 602 00 Brno, tel.: (+420) 542 542 111</text:p>
        <text:p text:style-name="kontakt">podatelna@ochrance.cz,<text:s/>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subject/>
    <meta:initial-creator>Půček Pavel Mgr.</meta:initial-creator>
    <dc:creator>Bádrová Pavlína Mgr.</dc:creator>
    <meta:creation-date>2020-05-28T09:43:00Z</meta:creation-date>
    <dc:date>2020-05-28T09:43:00Z</dc:date>
    <meta:print-date>2016-06-27T06:08:00Z</meta:print-date>
    <meta:template xlink:href="05_odložení" xlink:type="simple"/>
    <meta:editing-cycles>2</meta:editing-cycles>
    <meta:editing-duration>PT0S</meta:editing-duration>
    <meta:user-defined meta:name="ContentTypeId">0x010100D3A71DC738674B4893D02C4CA0E22FAC</meta:user-defined>
    <meta:user-defined meta:name="datum vzniku"/>
    <meta:document-statistic meta:page-count="2" meta:paragraph-count="5" meta:word-count="411" meta:character-count="2837" meta:row-count="20" meta:non-whitespace-character-count="2431"/>
  </office:meta>
</office:document-meta>
</file>